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margin-top="0in" fo:margin-bottom="0in"/>
    </style:style>
    <style:style style:name="P10" style:family="paragraph" style:parent-style-name="Standard">
      <style:paragraph-properties fo:margin-top="0in" fo:margin-bottom="0in" fo:line-height="100%"/>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margin-top="0in" fo:margin-bottom="0.1181in"/>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ent-style-name="Contents_20_4">
      <style:paragraph-properties>
        <style:tab-stops>
          <style:tab-stop style:position="6.9252in" style:type="right" style:leader-style="dotted" style:leader-text="."/>
        </style:tab-stops>
      </style:paragraph-properties>
    </style:style>
    <style:style style:name="P28" style:family="paragraph" style:parent-style-name="Heading_20_1" style:master-page-name="First_20_Page">
      <style:paragraph-properties style:page-number="auto"/>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5768813522369436274" text:style-name="L1">
        <text:list-item>
          <text:p text:style-name="P15">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8">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missing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5">by the datagram protocol itself, just passed through. Some possible approaches include:</text:span></text:p>
      <text:list xml:id="list1555904487532195447" text:style-name="L2">
        <text:list-item>
          <text:p text:style-name="P17">Don't use it at all. There are no replies to operations.</text:p>
        </text:list-item>
        <text:list-item>
          <text:p text:style-name="P16"><text:soft-page-break/><text:span text:style-name="T5">Don't use it at all. Each o</text:span><text:span text:style-name="T5">peration consists of a command datagram, and some other message or datagram in reply.</text:span></text:p>
        </text:list-item>
        <text:list-item>
          <text:p text:style-name="P16"><text:span text:style-name="T5">When the operation </text:span><text:span text:style-name="T5">usually succeeds immediately, that success can be signaled by the Datagram Received OK message. <text:s/>Delayed success or failure can then be signaled by Datagram Received OK with the Reply Pending bit set</text:span><text:span text:style-name="T5">, followed by a later datagram or message that carries the completion message. <text:s/>The Reply Pending bit then tells the datagram originator whether the operation is done, or whether it needs to wait for a further reply.</text:span></text:p>
        </text:list-item>
      </text:list>
      <text:p text:style-name="Standard"><text:span text:style-name="T5">The Timeout Value field can be used by higher-level protocols to provide feedback on how long an operation will take. <text:s/>This could be used to provide a progress indictor or trip an error recovery operation when needed. A zero value, the default with nothing is provided, means no information. </text:span><text:span text:style-name="T5">The higher level protocol that defines use of the datagram should define how to recover from timeout errors.</text:span></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3515269792597503476" text:style-name="L3">
        <text:list-item>
          <text:p text:style-name="P19">“Permanent error” — This node does not process datagrams, will not accept a datagram from this source, or for some other reason will not ever be able to accept this particular datagram. The datagram should not be retransmitted.</text:p>
        </text:list-item>
        <text:list-item>
          <text:p text:style-name="P19">“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text:soft-page-break/>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bits 8-11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text:soft-page-break/>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6841257549370564237" text:style-name="L4">
        <text:list-item>
          <text:p text:style-name="P20">CAN-Datagram Content Single Frame — Note that zero-length datagrams are valid.</text:p>
        </text:list-item>
        <text:list-item>
          <text:p text:style-name="P20">CAN-Datagram Content First Frame — Note that there's no requirement that this contain 8 bytes. This is to keep the total number of frames in a Datagram Content message bounded.</text:p>
        </text:list-item>
        <text:list-item>
          <text:p text:style-name="P20">CAN-Datagram Content Middle Frame — Note that there's no requirement that this contain 8 bytes. It cannot be empty, though.</text:p>
        </text:list-item>
        <text:list-item>
          <text:p text:style-name="P20">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2849341562478833445" text:style-name="L5">
        <text:list-item>
          <text:p text:style-name="P18">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8">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text:soft-page-break/>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201310522107968738" text:style-name="L6">
        <text:list-item>
          <text:p text:style-name="P21">Memory configuration: Simple one-value reads and writes of configuration data are one-to-one operations that need to exchange 4-8-16-32 bytes of data.</text:p>
        </text:list-item>
        <text:list-item>
          <text:p text:style-name="P21"><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1">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text:soft-page-break/>Examples</text:h>
      <text:h text:style-name="Heading_20_3" text:outline-level="3">Normal CAN case</text:h>
      <text:p text:style-name="Standard"><draw:frame draw:style-name="fr3" draw:name="graphics5" text:anchor-type="char" svg:width="5.8252in" svg:height="4.602in" draw:z-index="17"><draw:image xlink:href="../mscgen/DatagramOK.png" xlink:type="simple" xlink:show="embed" xlink:actuate="onLoad"/></draw:frame></text:p>
      <text:p text:style-name="Standard"/>
      <text:p text:style-name="P10"/>
      <text:p text:style-name="P10">Transferring a datagram using three CAN frames. Note buffering.</text:p>
      <text:p text:style-name="Caption"/>
      <text:h text:style-name="Heading_20_3" text:outline-level="3">Short CAN datagram case</text:h>
      <text:p text:style-name="P9"><text:tab/>Datagram Only Frame →</text:p>
      <text:p text:style-name="P12"><text:tab/>← Datagram Received OK</text:p>
      <text:h text:style-name="Heading_20_3" text:outline-level="3">Rejected short CAN datagram case</text:h>
      <text:p text:style-name="Standard">Even a short datagram can be rejected with a “Resend OK” if there's, e.g. a shortage of buffers:</text:p>
      <text:p text:style-name="P9"><text:tab/>Datagram Only Frame →</text:p>
      <text:p text:style-name="P12"><text:tab/>← Datagram Rejected, Resend OK</text:p>
      <text:h text:style-name="Heading_20_3" text:outline-level="3"><text:soft-page-break/>Rejected interleaved CAN datagram case:</text:h>
      <text:p text:style-name="Standard"><draw:frame draw:style-name="fr2" draw:name="graphics3" text:anchor-type="paragraph" svg:width="4.95in" svg:height="7.8799in" draw:z-index="16"><draw:image xlink:href="../mscgen/DatagramInterleave.png" xlink:type="simple" xlink:show="embed" xlink:actuate="onLoad"/></draw:frame></text:p>
      <text:p text:style-name="Standard">Example of a node receiving two overlapping datagrams, rejecting one, <text:span text:style-name="T5">and</text:span> then receiving the retransmission.</text:p>
      <text:h text:style-name="Heading_20_3" text:outline-level="3"><text:soft-page-break/>Command/Reply Example</text:h>
      <text:p text:style-name="P9"><text:tab/>Command Datagram →</text:p>
      <text:p text:style-name="P9"><text:tab/>← Datagram Received OK</text:p>
      <text:p text:style-name="P9"><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9"><text:tab/>Command Datagram →</text:p>
      <text:p text:style-name="P9"><text:tab/>← Datagram Received OK</text:p>
      <text:p text:style-name="P9"><text:tab/>← Reply Datagram</text:p>
      <text:p text:style-name="P9"><text:tab/>Command Datagram →</text:p>
      <text:p text:style-name="P9"><text:tab/>Datagram Received OK →</text:p>
      <text:p text:style-name="P9"><text:tab/>← Datagram Received OK</text:p>
      <text:p text:style-name="P9"><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9"><text:tab/>Command Datagram →</text:p>
      <text:p text:style-name="P9"><text:tab/>← Datagram Received OK</text:p>
      <text:p text:style-name="P9"><text:tab/>← Reply Datagram</text:p>
      <text:p text:style-name="P9"><text:tab/>Command Datagram →</text:p>
      <text:p text:style-name="P9"><text:tab/>← Datagram Rejected, Resend OK </text:p>
      <text:p text:style-name="P9"><text:tab/>Datagram Received OK →</text:p>
      <text:p text:style-name="P9"><text:tab/>Command Datagram (retransmit) →</text:p>
      <text:p text:style-name="P9"><text:tab/>← Datagram Received OK</text:p>
      <text:p text:style-name="P9"><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867409337299077456" text:style-name="L7">
        <text:list-item>
          <text:p text:style-name="P22"><text:soft-page-break/>A one-byte ID field with a central sequential method of assignment. <text:span text:style-name="T5">It is</text:span> called the “Datagram Content ID”. This is small, so doesn't use much space on CAN, but requires central recording of IDs.</text:p>
        </text:list-item>
        <text:list-item>
          <text:p text:style-name="P22">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665407714615405345" text:style-name="L8">
        <text:list-item>
          <text:p text:style-name="P23">Node A creates a datagram for node B in its buffer and starts to send it.</text:p>
        </text:list-item>
        <text:list-item>
          <text:p text:style-name="P23">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tandard<text:tab/>1</text:p>
          <text:p text:style-name="P26"><text:s/>2.1 Introduction<text:tab/>1</text:p>
          <text:p text:style-name="P26"><text:s/>2.2 Intended Use<text:tab/>1</text:p>
          <text:p text:style-name="P26"><text:s/>2.3 References and Context<text:tab/>1</text:p>
          <text:p text:style-name="P26"><text:s/>2.4  Message Formats<text:tab/>1</text:p>
          <text:p text:style-name="P24"><text:s/>2.4.1 Datagram Content<text:tab/>1</text:p>
          <text:p text:style-name="P24"><text:s/>2.4.2 Datagram Received OK<text:tab/>2</text:p>
          <text:p text:style-name="P24"><text:s/>2.4.3 Datagram Rejected<text:tab/>3</text:p>
          <text:p text:style-name="P27"><text:s/>2.4.3.1 Error Codes<text:tab/>3</text:p>
          <text:p text:style-name="P26"><text:s/>2.5 States<text:tab/>4</text:p>
          <text:p text:style-name="P26"><text:s/>2.6 Interactions<text:tab/>4</text:p>
          <text:p text:style-name="P24"><text:s/>2.6.1 Normal Transmission<text:tab/>4</text:p>
          <text:p text:style-name="P24"><text:s/>2.6.2 Rejected Transmission<text:tab/>4</text:p>
          <text:p text:style-name="P26"><text:s/>2.7 Implementation via CAN Transport<text:tab/>5</text:p>
          <text:p text:style-name="P24"><text:s/>2.7.1 CAN Message Formats<text:tab/>5</text:p>
          <text:p text:style-name="P24"><text:s/>2.7.2 CAN States<text:tab/>5</text:p>
          <text:p text:style-name="P24"><text:s/>2.7.3 CAN Interactions<text:tab/>5</text:p>
          <text:p text:style-name="P27"><text:s/>2.7.3.1 Normal Transmission<text:tab/>5</text:p>
          <text:p text:style-name="P27"><text:s/>2.7.3.2 Rejected Transmission<text:tab/>6</text:p>
          <text:p text:style-name="P25"><text:s/>3 Background Information<text:tab/>6</text:p>
          <text:p text:style-name="P26"><text:s/>3.1 Use Cases<text:tab/>6</text:p>
          <text:p text:style-name="P26"><text:s/>3.2 Discussion<text:tab/>7</text:p>
          <text:p text:style-name="P26"><text:s/>3.3 Examples<text:tab/>8</text:p>
          <text:p text:style-name="P24"><text:s/>3.3.1 Normal CAN case<text:tab/>8</text:p>
          <text:p text:style-name="P24"><text:s/>3.3.2 Short CAN datagram case<text:tab/>8</text:p>
          <text:p text:style-name="P24"><text:s/>3.3.3 Rejected short CAN datagram case<text:tab/>8</text:p>
          <text:p text:style-name="P24"><text:s/>3.3.4 Rejected interleaved CAN datagram case:<text:tab/>9</text:p>
          <text:p text:style-name="P24"><text:s/>3.3.5 Command/Reply Example<text:tab/>10</text:p>
          <text:p text:style-name="P24"><text:s/>3.3.6 Back and Forth Datagram Protocol<text:tab/>10</text:p>
          <text:p text:style-name="P26"><text:s/>3.4 Datagram Content<text:tab/>10</text:p>
          <text:p text:style-name="P26"><text:s/>3.5 Numerology<text:tab/>11</text:p>
          <text:p text:style-name="P26"><text:s/>3.6 Future Extensions<text:tab/>12</text:p>
          <text:p text:style-name="P24"><text:s/>3.6.1 Global Datagrams<text:tab/>12</text:p>
          <text:p text:style-name="P24"><text:s/>3.6.2 CAN Extensions<text:tab/>12</text:p>
          <text:p text:style-name="P26"><text:s/>3.7 Implementation Notes<text:tab/>1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08T17:37:01.9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17:37:01.99">Feb 8,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08T17:37:01.99">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Datagram Transport Technical Note</dc:title>
    <meta:initial-creator>Alex Shepherd</meta:initial-creator>
    <meta:creation-date>2009-01-22T07:11:27</meta:creation-date>
    <meta:editing-cycles>124</meta:editing-cycles>
    <meta:editing-duration>PT23H6M25S</meta:editing-duration>
    <meta:generator>OpenOffice/4.1.1$Unix OpenOffice.org_project/411m6$Build-9775</meta:generator>
    <dc:date>2015-02-08T17:37:02</dc:date>
    <dc:creator>Jim Kueneman</dc:creator>
    <meta:printed-by>Bob Jacobsen</meta:printed-by>
    <meta:print-date>2013-04-13T07:58:02</meta:print-date>
    <meta:document-statistic meta:table-count="1" meta:image-count="4" meta:object-count="0" meta:page-count="14" meta:paragraph-count="201" meta:word-count="4783" meta:character-count="28910"/>
    <meta:user-defined meta:name="Info 1"/>
    <meta:user-defined meta:name="Info 2"/>
    <meta:user-defined meta:name="Info 3"/>
    <meta:user-defined meta:name="Info 4"/>
  </office:meta>
</office:document-meta>
</file>